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072DD28BDC5E3EBE019.png" manifest:media-type="image/png"/>
  <manifest:file-entry manifest:full-path="Pictures/10000001000002A00000013797AAC415A339091E.png" manifest:media-type="image/png"/>
  <manifest:file-entry manifest:full-path="Pictures/TablePreview3.svm" manifest:media-type=""/>
  <manifest:file-entry manifest:full-path="Pictures/TablePreview1.svm" manifest:media-type=""/>
  <manifest:file-entry manifest:full-path="Pictures/100000010000024100000150C63964C96D0E1DB0.png" manifest:media-type="image/png"/>
  <manifest:file-entry manifest:full-path="Pictures/10000001000002240000003407E437EF4BE8F09B.png" manifest:media-type="image/png"/>
  <manifest:file-entry manifest:full-path="Pictures/10000001000002FA000003830BDB1759C4177358.png" manifest:media-type="image/png"/>
  <manifest:file-entry manifest:full-path="Pictures/100000010000024300000050BD5083B4159149C1.png" manifest:media-type="image/png"/>
  <manifest:file-entry manifest:full-path="Pictures/10000001000001FA0000004E321CB21650B5DBF6.png" manifest:media-type="image/png"/>
  <manifest:file-entry manifest:full-path="Pictures/10000001000002420000006521E6A37B9B59453E.png" manifest:media-type="image/png"/>
  <manifest:file-entry manifest:full-path="Pictures/100000010000022E000000BB1DF02EAB232C183E.png" manifest:media-type="image/png"/>
  <manifest:file-entry manifest:full-path="Pictures/TablePreview2.svm" manifest:media-type=""/>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2897591DCE369F46.png" manifest:media-type="image/png"/>
  <manifest:file-entry manifest:full-path="Pictures/10000001000002430000004886D97154DEA21D2F.png" manifest:media-type="image/png"/>
  <manifest:file-entry manifest:full-path="Pictures/TablePreview4.svm" manifest:media-type=""/>
  <manifest:file-entry manifest:full-path="Pictures/10000001000002180000002F3E2B7F063D8D1C48.png" manifest:media-type="image/png"/>
  <manifest:file-entry manifest:full-path="Pictures/100000010000045A000000CA5DE61E6BDA29C194.png" manifest:media-type="image/png"/>
  <manifest:file-entry manifest:full-path="Pictures/100000010000041200000176D63149D52DEFE970.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 style:family="graphic" style:parent-style-name="objectwithoutfill">
      <style:graphic-properties svg:stroke-color="#ff0000" draw:marker-end="Arrowheads_20_1" draw:marker-end-width="0.3cm" draw:fill="none" draw:textarea-vertical-align="middle"/>
    </style:style>
    <style:style style:name="gr6" style:family="graphic" style:parent-style-name="objectwithoutfill">
      <style:graphic-properties svg:stroke-color="#ff0000" draw:marker-end="Arrowheads_20_4" draw:marker-end-width="0.3cm" draw:fill="none" draw:textarea-vertical-align="middle"/>
    </style:style>
    <style:style style:name="gr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9" style:family="graphic" style:parent-style-name="objectwithoutfill">
      <style:graphic-properties svg:stroke-color="#ff0000" draw:marker-end="Arrowheads_20_5" draw:marker-end-width="0.3cm" draw:fill="none" draw:textarea-vertical-align="middle"/>
    </style:style>
    <style:style style:name="gr10" style:family="graphic" style:parent-style-name="objectwithoutfill">
      <style:graphic-properties svg:stroke-color="#ff0000" draw:marker-end="Arrowheads_20_6" draw:marker-end-width="0.3cm" draw:fill="none"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1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13" style:family="graphic" style:parent-style-name="objectwithoutfill">
      <style:graphic-properties svg:stroke-color="#ff0000" draw:marker-end="Arrowheads_20_7" draw:marker-end-width="0.3cm" draw:fill="none" draw:textarea-vertical-align="middle"/>
    </style:style>
    <style:style style:name="gr1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267cm" fo:padding-top="0.325cm" fo:padding-bottom="0.325cm" fo:padding-left="0.45cm" fo:padding-right="0.45cm"/>
      <style:paragraph-properties style:writing-mode="lr-tb"/>
    </style:style>
    <style:style style:name="gr1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727cm" fo:padding-top="0.275cm" fo:padding-bottom="0.275cm" fo:padding-left="0.4cm" fo:padding-right="0.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17" style:family="graphic" style:parent-style-name="standard">
      <style:graphic-properties svg:stroke-color="#355269" draw:textarea-horizontal-align="justify" draw:textarea-vertical-align="middle" draw:auto-grow-height="false" fo:min-height="0.75cm" fo:min-width="5.5cm"/>
      <style:paragraph-properties style:writing-mode="lr-tb"/>
    </style:style>
    <style:style style:name="gr18" style:family="graphic" style:parent-style-name="standard">
      <style:graphic-properties svg:stroke-color="#355269" draw:textarea-horizontal-align="justify" draw:textarea-vertical-align="middle" draw:auto-grow-height="false" fo:min-height="0.75cm" fo:min-width="5cm"/>
      <style:paragraph-properties style:writing-mode="lr-tb"/>
    </style:style>
    <style:style style:name="gr19" style:family="graphic" style:parent-style-name="standard">
      <style:graphic-properties svg:stroke-color="#355269" draw:textarea-horizontal-align="justify" draw:textarea-vertical-align="middle" draw:auto-grow-height="false" fo:min-height="0.75cm" fo:min-width="4cm"/>
      <style:paragraph-properties style:writing-mode="lr-tb"/>
    </style:style>
    <style:style style:name="gr20" style:family="graphic" style:parent-style-name="standard">
      <style:graphic-properties svg:stroke-color="#355269" draw:textarea-horizontal-align="justify" draw:textarea-vertical-align="middle" draw:auto-grow-height="false" fo:min-height="1.25cm" fo:min-width="4.5cm"/>
      <style:paragraph-properties style:writing-mode="lr-tb"/>
    </style:style>
    <style:style style:name="gr21" style:family="graphic" style:parent-style-name="standard">
      <style:graphic-properties svg:stroke-color="#355269" draw:textarea-horizontal-align="justify" draw:textarea-vertical-align="middle" draw:auto-grow-height="false" fo:min-height="0.458cm" fo:min-width="3.744cm"/>
      <style:paragraph-properties style:writing-mode="lr-tb"/>
    </style:style>
    <style:style style:name="gr22" style:family="graphic" style:parent-style-name="objectwithoutfill">
      <style:graphic-properties svg:stroke-color="#8d1d75" draw:marker-end="Arrowheads_20_10" draw:marker-end-width="0.3cm" draw:fill="none" draw:textarea-vertical-align="middle"/>
    </style:style>
    <style:style style:name="gr23" style:family="graphic" style:parent-style-name="objectwithoutfill">
      <style:graphic-properties svg:stroke-color="#8d1d75" draw:marker-end="Arrowheads_20_11" draw:marker-end-width="0.3cm" draw:fill="none" draw:textarea-vertical-align="middle"/>
    </style:style>
    <style:style style:name="gr24" style:family="graphic" style:parent-style-name="objectwithoutfill">
      <style:graphic-properties svg:stroke-color="#8d1d75" draw:marker-end="Arrowheads_20_12" draw:marker-end-width="0.3cm" draw:fill="none" draw:textarea-vertical-align="middle"/>
    </style:style>
    <style:style style:name="gr25" style:family="graphic" style:parent-style-name="objectwithoutfill">
      <style:graphic-properties svg:stroke-color="#8d1d75" draw:marker-end="Arrowheads_20_13" draw:marker-end-width="0.3cm" draw:fill="none" draw:textarea-vertical-align="middle"/>
    </style:style>
    <style:style style:name="gr26" style:family="graphic" style:parent-style-name="objectwithoutfill">
      <style:graphic-properties svg:stroke-color="#8d1d75" draw:marker-end="Arrowheads_20_14"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8"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color="#ff0000" draw:marker-end="Arrowheads_20_8" draw:marker-end-width="0.3cm" draw:fill="none" draw:textarea-vertical-align="middle"/>
    </style:style>
    <style:style style:name="gr30" style:family="graphic" style:parent-style-name="objectwithoutfill">
      <style:graphic-properties svg:stroke-color="#ff0000" draw:marker-end="Arrowheads_20_9" draw:marker-end-width="0.3cm" draw:fill="none" draw:textarea-vertical-align="middle"/>
    </style:style>
    <style:style style:name="gr31"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658cm" fo:padding-top="0.325cm" fo:padding-bottom="0.325cm" fo:padding-left="0.45cm" fo:padding-right="0.4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4">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loext:graphic-properties draw:fill-color="#ffffff"/>
      <style:paragraph-properties style:writing-mode="lr-tb"/>
    </style:style>
    <style:style style:name="P5" style:family="paragraph">
      <style:paragraph-properties style:writing-mode="lr-tb"/>
      <style:text-properties fo:hyphenate="false" loext:hyphenation-no-caps="false"/>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solid" draw:fill-color="#ffffff"/>
      <style:paragraph-properties style:writing-mode="lr-tb"/>
    </style:style>
    <style:style style:name="P9" style:family="paragraph">
      <style:paragraph-properties fo:text-align="center" style:writing-mode="lr-tb"/>
    </style:style>
    <style:style style:name="P10" style:family="paragraph">
      <loext:graphic-properties draw:fill-color="#ffffff"/>
    </style:style>
    <style:style style:name="P11" style:family="paragraph">
      <loext:graphic-properties draw:fill="none" draw:fill-color="#fffff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Contents</text:p>
          </draw:text-box>
        </draw:frame>
        <draw:frame presentation:style-name="pr5"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7" xlink:type="simple">Troubleshooting</text:a></text:p>
              </text:list-item>
            </text:list>
          </draw:text-box>
        </draw:frame>
        <draw:frame presentation:style-name="pr5" draw:text-style-name="P1" draw:layer="layout" svg:width="12.297cm" svg:height="9.134cm" svg:x="14.313cm" svg:y="3.685cm" presentation:class="outline" presentation:user-transformed="true">
          <draw:text-box>
            <text:list text:style-name="L2">
              <text:list-header>
                <text:p text:style-name="P3"><text:span text:style-name="T2">NOTE: ALL COMMANDS ARE IN ITALICS AND BOLD AND SHOULD BE ENTERED EXACTLY AS GIVEN :)</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 from scratch</text:p>
          </draw:text-box>
        </draw:frame>
        <draw:frame presentation:style-name="pr5" draw:text-style-name="P1" draw:layer="layout" svg:width="25.199cm" svg:height="9.134cm" svg:x="1.4cm" svg:y="3.685cm" presentation:class="outline">
          <draw:text-box>
            <text:list text:style-name="L2">
              <text:list-item>
                <text:p>Where to find the files,</text:p>
              </text:list-item>
              <text:list-item>
                <text:p>Where to put them on the computer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5" draw:text-style-name="P1" draw:layer="layout" svg:width="25.199cm" svg:height="11.315cm" svg:x="1.4cm" svg:y="3.685cm" presentation:class="outline" presentation:user-transformed="true">
          <draw:text-box>
            <text:list text:style-name="L2">
              <text:list-header>
                <text:p>In the shared area, there is a shimmer_fresh_install directory (folder), this contains a fresh, complete copy of shimmer. Please do not overwrite this,</text:p>
              </text:list-header>
              <text:list-item>
                <text:p>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network_description.ini</text:p>
          </draw:text-box>
        </draw:frame>
        <draw:frame presentation:style-name="pr5" draw:text-style-name="P1" draw:layer="layout" svg:width="25.199cm" svg:height="9.134cm" svg:x="1.4cm" svg:y="3.685cm" presentation:class="outline">
          <draw:text-box>
            <text:list text:style-name="L2">
              <text:list-item>
                <text:p>How to use <text:span text:style-name="T2">ifconfig</text:span> or <text:span text:style-name="T2">ipconfig</text:span>,</text:p>
              </text:list-item>
              <text:list-item>
                <text:p>Which number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6" draw:text-style-name="P5" draw:layer="layout" svg:width="25cm" svg:height="11.315cm" svg:x="1.5cm" svg:y="3.685cm" presentation:class="outline" presentation:user-transformed="true">
          <draw:text-box>
            <text:list text:style-name="L2">
              <text:list-item>
                <text:p>If you don’t know what a port, socket or address is please read the <text:a xlink:href="#Slide 39"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Network Diagram</text:p>
          </draw:text-box>
        </draw:frame>
        <draw:frame presentation:style-name="pr5" draw:text-style-name="P1" draw:layer="layout" svg:width="25.199cm" svg:height="9.134cm" svg:x="1.4cm" svg:y="3.685cm" presentation:class="outline">
          <draw:text-box>
            <text:list text:style-name="L2">
              <text:list-item>
                <text:p>Todo: make a big Laura style diagram her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0.315cm" svg:x="1.4cm" svg:y="3.685cm" presentation:class="outline" presentation:user-transformed="true">
          <draw:text-box>
            <text:list text:style-name="L2">
              <text:list-item>
                <text:p>For each computer:</text:p>
              </text:list-item>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1.315cm" svg:x="1.4cm" svg:y="3.685cm" presentation:class="outline" presentation:user-transformed="true">
          <draw:text-box>
            <text:list text:style-name="L2">
              <text:list-item>
                <text:p>The output of <text:span text:style-name="T2">ifconfig</text:span><text:span text:style-name="T1"> is shown here:</text:span></text:p>
              </text:list-item>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draw:frame draw:style-name="gr2" draw:text-style-name="P6"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To make this recipe, you will need:</text:p>
              </text:list-item>
              <text:list-item>
                <text:p>A high-res field map,</text:p>
              </text:list-item>
              <text:list-item>
                <text:p>Arche’s coil_tmp.npy,</text:p>
              </text:list-item>
              <text:list-item>
                <text:p>A .scan file,</text:p>
              </text:list-item>
              <text:list-item>
                <text:p>Correct names and location, (labelled screenshot of directory)</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lt;check&gt;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I hope)</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necting the clients</text:p>
          </draw:text-box>
        </draw:frame>
        <draw:frame presentation:style-name="pr5" draw:text-style-name="P1" draw:layer="layout" svg:width="25.199cm" svg:height="9.134cm" svg:x="1.4cm" svg:y="3.685cm" presentation:class="outline">
          <draw:text-box>
            <text:list text:style-name="L2">
              <text:list-item>
                <text:p>Navigate to shimmer directories,</text:p>
              </text:list-item>
              <text:list-item>
                <text:p>Start the server,</text:p>
              </text:list-item>
              <text:list-item>
                <text:p>Start the console client,</text:p>
              </text:list-item>
              <text:list-item>
                <text:p>Connect the matlab client,</text:p>
              </text:list-item>
              <text:list-item>
                <text:p>Start the MRShim client,</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5"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text:p>
              </text:list-item>
              <text:list-item>
                <text:p><text:span text:style-name="T2">cd C:\Users\skope\Documents\shimmer\shimmer</text:span></text:p>
              </text:list-item>
            </text:list>
          </draw:text-box>
        </draw:frame>
        <draw:frame draw:style-name="gr3" draw:text-style-name="P7" draw:layer="layout" svg:width="10cm" svg:height="11.799cm" svg:x="17.5cm" svg:y="3.257cm">
          <draw:image xlink:href="Pictures/10000001000002FA000003830BDB1759C4177358.png" xlink:type="simple" xlink:show="embed" xlink:actuate="onLoad" draw:mime-type="image/png">
            <text:p/>
          </draw:image>
        </draw:frame>
        <draw:frame draw:style-name="gr4" draw:text-style-name="P7" draw:layer="layout" svg:width="15.499cm" svg:height="2.625cm" svg:x="0.5cm" svg:y="12.375cm">
          <draw:image xlink:href="Pictures/100000010000024300000050BD5083B4159149C1.png" xlink:type="simple" xlink:show="embed" xlink:actuate="onLoad" draw:mime-type="image/png">
            <text:p/>
          </draw:image>
        </draw:frame>
        <draw:line draw:style-name="gr5" draw:text-style-name="P7" draw:layer="layout" svg:x1="21cm" svg:y1="12.5cm" svg:x2="20cm" svg:y2="11cm">
          <text:p/>
        </draw:lin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3" draw:text-style-name="P7" draw:layer="layout" svg:width="15.292cm" svg:height="2.671cm" svg:x="5cm" svg:y="11.829cm">
          <draw:image xlink:href="Pictures/10000001000002420000006521E6A37B9B59453E.png" xlink:type="simple" xlink:show="embed" xlink:actuate="onLoad" draw:mime-type="image/png">
            <text:p/>
          </draw:image>
        </draw:frame>
        <draw:line draw:style-name="gr6" draw:text-style-name="P7" draw:layer="layout" svg:x1="1.4cm" svg:y1="12.5cm" svg:x2="5.4cm" svg:y2="14.181cm">
          <text:p/>
        </draw:line>
        <draw:frame draw:style-name="gr7" draw:text-style-name="P6"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3" draw:text-style-name="P7" draw:layer="layout" svg:width="19.341cm" svg:height="2.404cm" svg:x="8.659cm" svg:y="9.096cm">
          <draw:image xlink:href="Pictures/1000000100000243000000482897591DCE369F46.png" xlink:type="simple" xlink:show="embed" xlink:actuate="onLoad" draw:mime-type="image/png">
            <text:p/>
          </draw:image>
        </draw:frame>
        <draw:frame draw:style-name="gr3" draw:text-style-name="P7" draw:layer="layout" svg:width="16.318cm" svg:height="2.028cm" svg:x="5.182cm" svg:y="12.096cm">
          <draw:image xlink:href="Pictures/10000001000002430000004886D97154DEA21D2F.png" xlink:type="simple" xlink:show="embed" xlink:actuate="onLoad" draw:mime-type="image/png">
            <text:p/>
          </draw:image>
        </draw:frame>
        <draw:frame draw:style-name="gr8" draw:text-style-name="P8"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 draw:text-style-name="P7" draw:layer="layout" svg:width="13.59cm" svg:height="4.877cm" svg:x="13.91cm" svg:y="8cm">
          <draw:image xlink:href="Pictures/100000010000041200000176D63149D52DEFE970.png" xlink:type="simple" xlink:show="embed" xlink:actuate="onLoad" draw:mime-type="image/png">
            <text:p/>
          </draw:image>
        </draw:frame>
        <draw:line draw:style-name="gr9" draw:text-style-name="P7" draw:layer="layout" svg:x1="19.5cm" svg:y1="8cm" svg:x2="15cm" svg:y2="11cm">
          <text:p/>
        </draw:line>
        <draw:frame draw:style-name="gr3" draw:text-style-name="P7"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 draw:text-style-name="P7" draw:layer="layout" svg:width="17.553cm" svg:height="2.705cm" svg:x="8cm" svg:y="3.685cm">
          <draw:image xlink:href="Pictures/10000001000001FA0000004E321CB21650B5DBF6.png" xlink:type="simple" xlink:show="embed" xlink:actuate="onLoad" draw:mime-type="image/png">
            <text:p/>
          </draw:image>
        </draw:frame>
        <draw:frame draw:style-name="gr3" draw:text-style-name="P7"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5"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cd)</text:p>
              </text:list-item>
            </text:list>
          </draw:text-box>
        </draw:frame>
        <draw:frame draw:style-name="gr3" draw:text-style-name="P7" draw:layer="layout" svg:width="11.913cm" svg:height="9.552cm" svg:x="17cm" svg:y="5.448cm">
          <draw:image xlink:href="Pictures/10000001000003BF00000301EB098A7189F3992D.png" xlink:type="simple" xlink:show="embed" xlink:actuate="onLoad" draw:mime-type="image/png">
            <text:p/>
          </draw:image>
        </draw:frame>
        <draw:line draw:style-name="gr10" draw:text-style-name="P7" draw:layer="layout" svg:x1="12cm" svg:y1="8cm" svg:x2="21.5cm" svg:y2="14cm">
          <text:p/>
        </draw:line>
        <draw:frame draw:style-name="gr11" draw:text-style-name="P7"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 draw:text-style-name="P7" draw:layer="layout" svg:width="19.885cm" svg:height="1.743cm" svg:x="2.319cm" svg:y="6.757cm">
          <draw:image xlink:href="Pictures/10000001000002180000002F3E2B7F063D8D1C48.png" xlink:type="simple" xlink:show="embed" xlink:actuate="onLoad" draw:mime-type="image/png">
            <text:p/>
          </draw:image>
        </draw:frame>
        <draw:frame draw:style-name="gr3" draw:text-style-name="P7" draw:layer="layout" svg:width="22.5cm" svg:height="4.102cm" svg:x="1.4cm" svg:y="10.5cm">
          <draw:image xlink:href="Pictures/1000000100000449000000C83EC70F9D21E542CB.png" xlink:type="simple" xlink:show="embed" xlink:actuate="onLoad" draw:mime-type="image/png">
            <text:p/>
          </draw:image>
        </draw:frame>
        <draw:frame draw:style-name="gr12" draw:text-style-name="P6" draw:layer="layout" svg:width="7cm" svg:height="4.917cm" svg:x="21.5cm" svg:y="1.84cm">
          <draw:text-box>
            <text:p>!! Ensure JUPITER_PLUGGED_IN is set to True in mrshim_client.py if you want it to actually shim !!</text:p>
          </draw:text-box>
        </draw:frame>
        <draw:line draw:style-name="gr13" draw:text-style-name="P7" draw:layer="layout" svg:x1="0.5cm" svg:y1="14cm" svg:x2="1.4cm" svg:y2="14cm">
          <text:p/>
        </draw:lin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14" draw:text-style-name="P6" draw:layer="layout" svg:width="24.5cm" svg:height="2.073cm" svg:x="2cm" svg:y="6.245cm">
          <draw:text-box>
            <text:p>!! Important !! Only one thing can be connected to the Jupiter amplifiers at once, so do not open Sinope or Oolong or Arche whilst the mrshim client is connected.</text:p>
          </draw:text-box>
        </draw:frame>
        <draw:frame draw:style-name="gr14" draw:text-style-name="P6" draw:layer="layout" svg:width="24.5cm" svg:height="3.495cm" svg:x="2cm" svg:y="10.009cm">
          <draw:text-box>
            <text:p>!! Important !! If this client or the server crashes, it may not disconnect from the Jupiter amplifiers and they may continue shimming. To force a disconnect and to zero the shims, connect with sinope (which will then probably crash, but after it has set the currents to zero).</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4">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 draw:text-style-name="P7"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Dynamic shimming</text:p>
          </draw:text-box>
        </draw:frame>
        <draw:frame presentation:style-name="pr5" draw:text-style-name="P1" draw:layer="layout" svg:width="25.199cm" svg:height="9.134cm" svg:x="1.4cm" svg:y="3.685cm" presentation:class="outline" presentation:user-transformed="true">
          <draw:text-box>
            <text:list text:style-name="L2">
              <text:list-item>
                <text:p>Start the shimming with <text:span text:style-name="T4">relay sinope “!start”</text:span>,</text:p>
              </text:list-item>
              <text:list-item>
                <text:p>Running the matlab script,</text:p>
              </text:list-item>
              <text:list-item>
                <text:p>Stop the shimming, <text:span text:style-name="T4">relay sinope “!stop”</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5" draw:text-style-name="P1" draw:layer="layout" svg:width="25.199cm" svg:height="9.134cm" svg:x="1.4cm" svg:y="3.685cm" presentation:class="outline" presentation:user-transformed="true">
          <draw:text-box>
            <text:list text:style-name="L2">
              <text:list-item>
                <text:p>Enter at a [shimmer] prompt:</text:p>
                <text:p><text:span text:style-name="T4">relay sinope “!start”</text:span></text:p>
              </text:list-item>
              <text:list-item>
                <text:p>This executes the “!start” command from Sinope, which enables shimming.</text:p>
              </text:list-item>
              <text:list-item>
                <text:p>You should see on the MRShim terminal:</text:p>
              </text:list-item>
            </text:list>
          </draw:text-box>
        </draw:frame>
        <draw:frame draw:style-name="gr3" draw:text-style-name="P7"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4">relay sinope “!stop”</text:span> so the shim currents are set to 0)</text:p>
                <text:p><text:s/></text:p>
              </text:list-item>
            </text:list>
          </draw:text-box>
        </draw:frame>
        <draw:frame draw:style-name="gr15" draw:text-style-name="P6"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11.6cm" svg:height="9.134cm" svg:x="1.4cm" svg:y="3.685cm" presentation:class="outline" presentation:user-transformed="true">
          <draw:text-box>
            <text:list text:style-name="L2">
              <text:list-item>
                <text:p>In the command window you should see a status section that continuously updates, (NOTE: not currently working)</text:p>
              </text:list-item>
              <text:list-item>
                <text:p>In the MRShim client, you should see something like (but with more currents, and probably not stopped): </text:p>
              </text:list-item>
            </text:list>
          </draw:text-box>
        </draw:frame>
        <draw:frame draw:style-name="gr3" draw:text-style-name="P7"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anual control</text:p>
          </draw:text-box>
        </draw:frame>
        <draw:frame presentation:style-name="pr5" draw:text-style-name="P1" draw:layer="layout" svg:width="25.199cm" svg:height="9.134cm" svg:x="1.4cm" svg:y="3.685cm" presentation:class="outline">
          <draw:text-box>
            <text:list text:style-name="L2">
              <text:list-item>
                <text:p>Client vs server commands,</text:p>
              </text:list-item>
              <text:list-item>
                <text:p>!start, !stop, !debug, !shim</text:p>
              </text:list-item>
              <text:list-item>
                <text:p>relay</text:p>
              </text:list-item>
              <text:list-item>
                <text:p>halt, list, status</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5">executed</text:span> by the client, and some by the server,</text:p>
              </text:list-item>
              <text:list-item>
                <text:p>But <text:span text:style-name="T6">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7">relaying</text:span><text:span text:style-name="T1"> the client command to it from the console.</text:span></text:p>
              </text:list-item>
            </text:list>
          </draw:text-box>
        </draw:frame>
        <draw:frame draw:style-name="gr16" draw:text-style-name="P6"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5" draw:text-style-name="P1" draw:layer="layout" svg:width="25.199cm" svg:height="2.315cm" svg:x="1.4cm" svg:y="3.6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075cm" svg:x="1.449cm" svg:y="6.1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7.131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A special command, cause the client in question to wait for a packet from the server, or reads one it just got. Because input() is blocking, we use this to make a console read from the server. Otherwise we only read after sending a command.</text:p>
              </table:table-cell>
            </table:table-row>
          </table:table>
          <draw:image xlink:href="Pictures/TablePreview3.svm" xlink:type="simple" xlink:show="embed" xlink:actuate="onLoad"/>
        </draw:frame>
        <draw:custom-shape draw:style-name="gr17" draw:text-style-name="P9" draw:layer="layout" svg:width="6cm" svg:height="1cm" svg:x="2cm" svg:y="11cm">
          <text:p text:style-name="P9">Waiting for input</text:p>
          <draw:enhanced-geometry svg:viewBox="0 0 21600 21600" draw:type="rectangle" draw:enhanced-path="M 0 0 L 21600 0 21600 21600 0 21600 0 0 Z N"/>
        </draw:custom-shape>
        <draw:custom-shape draw:style-name="gr18" draw:text-style-name="P9" draw:layer="layout" svg:width="5.5cm" svg:height="1cm" svg:x="9cm" svg:y="11cm">
          <text:p text:style-name="P9">It’s a command</text:p>
          <draw:enhanced-geometry svg:viewBox="0 0 21600 21600" draw:type="rectangle" draw:enhanced-path="M 0 0 L 21600 0 21600 21600 0 21600 0 0 Z N"/>
        </draw:custom-shape>
        <draw:custom-shape draw:style-name="gr19" draw:text-style-name="P9" draw:layer="layout" svg:width="4.5cm" svg:height="1cm" svg:x="15.5cm" svg:y="11cm">
          <text:p text:style-name="P9">Handle it</text:p>
          <draw:enhanced-geometry svg:viewBox="0 0 21600 21600" draw:type="rectangle" draw:enhanced-path="M 0 0 L 21600 0 21600 21600 0 21600 0 0 Z N"/>
        </draw:custom-shape>
        <draw:custom-shape draw:style-name="gr18" draw:text-style-name="P9" draw:layer="layout" svg:width="5.5cm" svg:height="1cm" svg:x="21cm" svg:y="11cm">
          <text:p text:style-name="P9">Read response</text:p>
          <draw:enhanced-geometry svg:viewBox="0 0 21600 21600" draw:type="rectangle" draw:enhanced-path="M 0 0 L 21600 0 21600 21600 0 21600 0 0 Z N"/>
        </draw:custom-shape>
        <draw:custom-shape draw:style-name="gr20" draw:text-style-name="P9" draw:layer="layout" svg:width="5cm" svg:height="1.5cm" svg:x="5cm" svg:y="12.5cm">
          <text:p text:style-name="P9">Other packet arrives</text:p>
          <draw:enhanced-geometry svg:viewBox="0 0 21600 21600" draw:type="rectangle" draw:enhanced-path="M 0 0 L 21600 0 21600 21600 0 21600 0 0 Z N"/>
        </draw:custom-shape>
        <draw:custom-shape draw:style-name="gr19" draw:text-style-name="P9" draw:layer="layout" svg:width="4.5cm" svg:height="1cm" svg:x="11cm" svg:y="12.8cm">
          <text:p text:style-name="P9">!reader</text:p>
          <draw:enhanced-geometry svg:viewBox="0 0 21600 21600" draw:type="rectangle" draw:enhanced-path="M 0 0 L 21600 0 21600 21600 0 21600 0 0 Z N"/>
        </draw:custom-shape>
        <draw:custom-shape draw:style-name="gr19" draw:text-style-name="P9" draw:layer="layout" svg:width="4.5cm" svg:height="1cm" svg:x="17cm" svg:y="13cm">
          <text:p text:style-name="P9">Read it</text:p>
          <draw:enhanced-geometry svg:viewBox="0 0 21600 21600" draw:type="rectangle" draw:enhanced-path="M 0 0 L 21600 0 21600 21600 0 21600 0 0 Z N"/>
        </draw:custom-shape>
        <draw:custom-shape draw:style-name="gr21" draw:text-style-name="P9" draw:layer="layout" svg:width="6cm" svg:height="1cm" svg:x="0cm" svg:y="13cm">
          <text:p text:style-name="P9">Meanwh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8cm" svg:y1="11.5cm" svg:x2="9cm" svg:y2="11.5cm">
          <text:p/>
        </draw:line>
        <draw:line draw:style-name="gr23" draw:text-style-name="P7" draw:layer="layout" svg:x1="14.5cm" svg:y1="11.5cm" svg:x2="15.5cm" svg:y2="11.5cm">
          <text:p/>
        </draw:line>
        <draw:line draw:style-name="gr24" draw:text-style-name="P7" draw:layer="layout" svg:x1="20cm" svg:y1="11.5cm" svg:x2="21cm" svg:y2="11.5cm">
          <text:p/>
        </draw:line>
        <draw:line draw:style-name="gr25" draw:text-style-name="P7" draw:layer="layout" svg:x1="13.5cm" svg:y1="12cm" svg:x2="13.5cm" svg:y2="12.8cm">
          <text:p/>
        </draw:line>
        <draw:line draw:style-name="gr26" draw:text-style-name="P7" draw:layer="layout" svg:x1="15.5cm" svg:y1="13.5cm" svg:x2="17cm" svg:y2="13.5cm">
          <text:p/>
        </draw:line>
        <draw:frame draw:style-name="gr27" draw:text-style-name="P6" draw:layer="layout" svg:width="29.5cm" svg:height="2.384cm" svg:x="0cm" svg:y="14.5cm">
          <draw:text-box>
            <text:p>There is <text:span text:style-name="T6">no</text:span><text:span text:style-name="T1"> way </text:span><text:span text:style-name="T1">to stop waiting for </text:span><text:span text:style-name="T1">input, so the </text:span><text:span text:style-name="T1">other packet </text:span><text:span text:style-name="T1">would never get </text:span><text:span text:style-name="T1">read until we tell </text:span><text:span text:style-name="T1">it to.</text:span></text:p>
          </draw:text-box>
        </draw:frame>
        <draw:custom-shape draw:style-name="gr21" draw:text-style-name="P9" draw:layer="layout" svg:width="6cm" svg:height="1cm" svg:x="-0.6cm" svg:y="10.2cm">
          <text:p text:style-name="P9">Conso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5" draw:text-style-name="P1" draw:layer="layout" svg:width="25.199cm" svg:height="9.134cm" svg:x="1.4cm" svg:y="3.685cm" presentation:class="outline">
          <draw:text-box>
            <text:list text:style-name="L2">
              <text:list-item>
                <text:p>Syntax: <text:span text:style-name="T2">relay &lt;client name&gt; </text:span><text:span text:style-name="T2">“&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text:span><text:span text:style-name="T2">“&lt;command&gt;”</text:span></text:p>
              </text:list-item>
              <text:list-item>
                <text:p><text:span text:style-name="T1">The quote marks allow the parser to </text:span><text:span text:style-name="T1">grab the whole command and not just </text:span><text:span text:style-name="T1">the first word of it. If the command only </text:span><text:span text:style-name="T1">has one word, then you don’t need it. </text:span><text:span text:style-name="T1">(But if you’re shimming and have </text:span><text:span text:style-name="T1">multiple currents… you’ll need the </text:span><text:span text:style-name="T1">quotes!)</text:span></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5"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7.775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8">Command (client)</text:span></text:p>
              </table:table-cell>
              <table:table-cell>
                <text:p><text:span text:style-name="T8">What it does</text:span></text:p>
              </table:table-cell>
            </table:table-row>
            <table:table-row table:style-name="ro6" table:default-cell-style-name="gray2">
              <table:table-cell>
                <text:p><text:span text:style-name="T8">list</text:span></text:p>
              </table:table-cell>
              <table:table-cell>
                <text:p><text:span text:style-name="T8">Lists connect clients and their addresses,</text:span></text:p>
              </table:table-cell>
            </table:table-row>
            <table:table-row table:style-name="ro7" table:default-cell-style-name="gray1">
              <table:table-cell>
                <text:p><text:span text:style-name="T8">status</text:span></text:p>
              </table:table-cell>
              <table:table-cell>
                <text:p><text:span text:style-name="T8">Prints some server status info.</text:span></text:p>
              </table:table-cell>
            </table:table-row>
            <table:table-row table:style-name="ro8" table:default-cell-style-name="gray2">
              <table:table-cell>
                <text:p><text:span text:style-name="T8">disconnect</text:span></text:p>
              </table:table-cell>
              <table:table-cell>
                <text:p><text:span text:style-name="T8">Disconnects whichever client sent this.</text:span></text:p>
              </table:table-cell>
            </table:table-row>
            <table:table-row table:style-name="ro10" table:default-cell-style-name="gray1">
              <table:table-cell>
                <text:p><text:span text:style-name="T8">halt</text:span></text:p>
              </table:table-cell>
              <table:table-cell>
                <text:p><text:span text:style-name="T8">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5"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 draw:text-style-name="P7" draw:layer="layout" svg:width="12.377cm" svg:height="5.728cm" svg:x="14.623cm" svg:y="8.272cm">
          <draw:image xlink:href="Pictures/10000001000002A00000013797AAC415A339091E.png" xlink:type="simple" xlink:show="embed" xlink:actuate="onLoad" draw:mime-type="image/png">
            <text:p/>
          </draw:image>
        </draw:frame>
        <draw:frame draw:style-name="gr3" draw:text-style-name="P7" draw:layer="layout" svg:width="18.749cm" svg:height="2cm" svg:x="0.751cm" svg:y="11.5cm">
          <draw:image xlink:href="Pictures/100000010000042C00000072DD28BDC5E3EBE019.png" xlink:type="simple" xlink:show="embed" xlink:actuate="onLoad" draw:mime-type="image/png">
            <text:p/>
          </draw:image>
        </draw:frame>
        <draw:frame draw:style-name="gr28" draw:text-style-name="P6" draw:layer="layout" svg:width="11.5cm" svg:height="1cm" svg:x="3.123cm" svg:y="10cm">
          <draw:text-box>
            <text:p>Change this number to one of these</text:p>
          </draw:text-box>
        </draw:frame>
        <draw:line draw:style-name="gr29" draw:text-style-name="P7" draw:layer="layout" svg:x1="6.5cm" svg:y1="10.5cm" svg:x2="9.5cm" svg:y2="12.5cm">
          <text:p/>
        </draw:line>
        <draw:line draw:style-name="gr30" draw:text-style-name="P7" draw:layer="layout" svg:x1="13.5cm" svg:y1="10.5cm" svg:x2="21cm" svg:y2="12cm">
          <text:p/>
        </draw:lin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roubleshooting Directory</text:p>
          </draw:text-box>
        </draw:frame>
        <draw:frame presentation:style-name="pr5" draw:text-style-name="P1" draw:layer="layout" svg:width="25.199cm" svg:height="9.134cm" svg:x="1.4cm" svg:y="3.685cm" presentation:class="outline">
          <draw:text-box>
            <text:list text:style-name="L2">
              <text:list-header>
                <text:p>There is some explanation of the error messages and basic networking terms.</text:p>
              </text:list-header>
              <text:list-item>
                <text:p>Restarted shimmer and now the clients won’t connect</text:p>
              </text:list-item>
              <text:list-item>
                <text:p>Clients still won’t connect! (computer restart may help)</text:p>
              </text:list-item>
              <text:list-item>
                <text:p>It isn’t connecting to Jupiter</text:p>
              </text:list-item>
              <text:list-item>
                <text:p>The server crashed!</text:p>
              </text:list-item>
              <text:list-item>
                <text:p>A client crashed!</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Understanding Error Messages</text:p>
          </draw:text-box>
        </draw:frame>
        <draw:frame presentation:style-name="pr5"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3"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5"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5"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Output of Netstat</text:p>
          </draw:text-box>
        </draw:frame>
        <draw:frame presentation:style-name="pr5" draw:text-style-name="P1" draw:layer="layout" svg:width="12.297cm" svg:height="9.134cm" svg:x="1.4cm" svg:y="3.685cm" presentation:class="outline">
          <draw:text-box>
            <text:list text:style-name="L2">
              <text:list-item>
                <text:p>Clients will connect:</text:p>
              </text:list-item>
            </text:list>
          </draw:text-box>
        </draw:frame>
        <draw:frame presentation:style-name="pr5"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5"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1" draw:layer="layout" svg:width="25.199cm" svg:height="2.629cm" svg:x="-4.199cm" svg:y="0.628cm" presentation:class="title" presentation:user-transformed="true">
          <draw:text-box>
            <text:p>The Server Crashed!</text:p>
          </draw:text-box>
        </draw:frame>
        <draw:frame presentation:style-name="pr5" draw:layer="layout" svg:width="25.199cm" svg:height="9.134cm" svg:x="1.4cm" svg:y="3.685cm" presentation:class="outline" presentation:user-transformed="true">
          <draw:text-box>
            <text:list text:style-name="L2">
              <text:list-item>
                <text:p>Oops! You’ll have to restart everything,</text:p>
              </text:list-item>
              <text:list-item>
                <text:p>It may not have disconnected from the Jupiter amplifiers, so open sinope and click connect to reset the connection and set the currents to zero,</text:p>
              </text:list-item>
              <text:list-item>
                <text:p>Take screenshots of any and all error messages and send them to Mags <text:s text:c="2"/>(<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0" xlink:type="simple">client won’t connect after a restart</text:a>)</text:p>
              </text:list-item>
            </text:list>
          </draw:text-box>
        </draw:frame>
        <draw:frame draw:style-name="gr31" draw:text-style-name="P8" draw:layer="layout" svg:width="11.5cm" svg:height="3.495cm" svg:x="17cm" svg:y="0.377cm">
          <draw:text-box>
            <text:p>Fun fact! The server handles a lot of errors safely. It is only crashed if it boots you out to the Windows prompt.</text:p>
          </draw:text-box>
        </draw:frame>
        <draw:frame draw:style-name="gr32" draw:text-style-name="P11" draw:layer="layout" svg:width="10.5cm" svg:height="1.855cm" svg:x="11.5cm" svg:y="7.5cm">
          <draw:text-box>
            <text:p>Please do this so I can make it crash less in the future!</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3"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A client crashed!</text:p>
          </draw:text-box>
        </draw:frame>
        <draw:frame presentation:style-name="pr5"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0"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33" draw:text-style-name="P11" draw:layer="layout" svg:width="15.099cm" svg:height="1.119cm" svg:x="11.5cm" svg:y="4.5cm">
          <draw:text-box>
            <text:p>Please do this so I can make it crash less!</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3"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Colophon</text:p>
          </draw:text-box>
        </draw:frame>
        <draw:frame presentation:style-name="pr5" draw:layer="layout" svg:width="25.199cm" svg:height="9.134cm" svg:x="1.4cm" svg:y="3.685cm" presentation:class="outlin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4</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4</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2T11:40:11.384831402</dc:date>
    <meta:editing-duration>PT11H51M2S</meta:editing-duration>
    <meta:editing-cycles>45</meta:editing-cycles>
    <meta:generator>LibreOffice/7.3.7.2$Linux_X86_64 LibreOffice_project/30$Build-2</meta:generator>
    <meta:document-statistic meta:object-count="266"/>
  </office:meta>
</office:document-meta>
</file>